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graphic" style:name="a358" style:parent-style-name="Graphics">
      <style:graphic-properties draw:fill="none" draw:stroke="none"/>
    </style:style>
    <style:style style:family="graphic" style:name="a359" style:parent-style-name="Graphics">
      <style:graphic-properties draw:fill="none" draw:stroke="none"/>
    </style:style>
    <style:style style:family="graphic" style:name="a3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0" style:parent-style-name="Graphics">
      <style:graphic-properties draw:fill="none" draw:stroke="none"/>
    </style:style>
    <style:style style:family="graphic" style:name="a391" style:parent-style-name="Graphics">
      <style:graphic-properties draw:fill="none" draw:stroke="none"/>
    </style:style>
    <style:style style:family="graphic" style:name="a360" style:parent-style-name="Graphics">
      <style:graphic-properties draw:fill="none" draw:stroke="none"/>
    </style:style>
    <style:style style:family="graphic" style:name="a361" style:parent-style-name="Graphics">
      <style:graphic-properties draw:fill="none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356" draw:master-page-name="Master1-Layout2-obj-Title-and-Content" presentation:presentation-page-layout-name="Master1-PPL2" draw:id="Slide-257">
        <draw:frame draw:id="id63" draw:style-name="a357" draw:name="Picture 6" svg:x="1.04788in" svg:y="2.1209in" svg:width="1.86476in" svg:height="2.5982in" style:rel-width="scale" style:rel-height="scale">
          <draw:image xlink:href="media/image1.jpeg" xlink:type="simple" xlink:show="embed" xlink:actuate="onLoad"/>
          <svg:title/>
          <svg:desc/>
        </draw:frame>
        <draw:frame draw:id="id64" draw:style-name="a358" draw:name="Picture 9" svg:x="8.74393in" svg:y="3.42in" svg:width="2.09966in" svg:height="3.61806in" style:rel-width="scale" style:rel-height="scale">
          <draw:image xlink:href="media/image2.jpeg" xlink:type="simple" xlink:show="embed" xlink:actuate="onLoad"/>
          <svg:title/>
          <svg:desc/>
        </draw:frame>
        <draw:frame draw:id="id65" draw:style-name="a359" draw:name="Picture 12" svg:x="4.02392in" svg:y="3.99271in" svg:width="2.85184in" svg:height="2.09694in" style:rel-width="scale" style:rel-height="scale">
          <draw:image xlink:href="media/image3.jpeg" xlink:type="simple" xlink:show="embed" xlink:actuate="onLoad"/>
          <svg:title/>
          <svg:desc/>
        </draw:frame>
        <draw:frame draw:id="id66" draw:style-name="a360" draw:name="Picture 15" svg:x="4.58675in" svg:y="2.80194in" svg:width="2.28902in" svg:height="1.48in" style:rel-width="scale" style:rel-height="scale">
          <draw:image xlink:href="media/image4.png" xlink:type="simple" xlink:show="embed" xlink:actuate="onLoad"/>
          <svg:title/>
          <svg:desc/>
        </draw:frame>
        <draw:frame draw:id="id67" draw:style-name="a361" draw:name="Picture 18" svg:x="8.74393in" svg:y="2.41106in" svg:width="1.86476in" svg:height="1.07854in" style:rel-width="scale" style:rel-height="scale">
          <draw:image xlink:href="media/image5.png" xlink:type="simple" xlink:show="embed" xlink:actuate="onLoad"/>
          <svg:title/>
          <svg:desc/>
        </draw:frame>
        <draw:custom-shape svg:x="2.84in" svg:y="3.58in" svg:width="1.14185in" svg:height="0.33in" draw:id="id68" draw:style-name="a364" draw:name="Arrow: Right 21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47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56811in" svg:y="3.91in" svg:width="1.14185in" svg:height="0.33in" draw:id="id69" draw:style-name="a367" draw:name="Arrow: Right 22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47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70" draw:style-name="a370" draw:name="TextBox 23" svg:x="4.58675in" svg:y="5.97693in" svg:width="1.9405in" svg:height="0.40391in">
          <draw:text-box>
            <text:p text:style-name="a369" text:class-names="" text:cond-style-name=""><text:span text:style-name="a368" text:class-names="">RaspberryPi 3B+</text:span></text:p>
          </draw:text-box>
          <svg:title/>
          <svg:desc/>
        </draw:frame>
        <draw:frame draw:id="id71" draw:style-name="a373" draw:name="TextBox 24" svg:x="4.9521in" svg:y="2.39804in" svg:width="1.22658in" svg:height="0.40391in">
          <draw:text-box>
            <text:p text:style-name="a372" text:class-names="" text:cond-style-name=""><text:span text:style-name="a371" text:class-names="">Node-Red</text:span></text:p>
          </draw:text-box>
          <svg:title/>
          <svg:desc/>
        </draw:frame>
        <draw:frame draw:id="id72" draw:style-name="a379" draw:name="TextBox 25" svg:x="10.47758in" svg:y="5.68575in" svg:width="1.43962in" svg:height="0.40391in">
          <draw:text-box>
            <text:p text:style-name="a378" text:class-names="" text:cond-style-name=""><text:span text:style-name="a374" text:class-names="">Nao</text:span><text:span text:style-name="a375" text:class-names=""><text:s text:c="1"/></text:span><text:span text:style-name="a376" text:class-names="">Robotti</text:span><text:span text:style-name="a377" text:class-names=""/></text:p>
          </draw:text-box>
          <svg:title/>
          <svg:desc/>
        </draw:frame>
        <draw:frame draw:id="id73" draw:style-name="a382" draw:name="TextBox 26" svg:x="8.92014in" svg:y="1.9986in" svg:width="1.51233in" svg:height="0.40391in">
          <draw:text-box>
            <text:p text:style-name="a381" text:class-names="" text:cond-style-name=""><text:span text:style-name="a380" text:class-names="">Choregraphy</text:span></text:p>
          </draw:text-box>
          <svg:title/>
          <svg:desc/>
        </draw:frame>
        <draw:frame draw:id="id74" draw:style-name="a386" draw:name="TextBox 27" svg:x="0.85617in" svg:y="4.73872in" svg:width="1.18367in" svg:height="0.40391in">
          <draw:text-box>
            <text:p text:style-name="a385" text:class-names="" text:cond-style-name=""><text:span text:style-name="a383" text:class-names="">Kännykkä</text:span><text:span text:style-name="a384" text:class-names=""/></text:p>
          </draw:text-box>
          <svg:title/>
          <svg:desc/>
        </draw:frame>
        <draw:frame draw:id="id75" presentation:style-name="a389" draw:name="Title 1" svg:x="2.03904in" svg:y="0.28697in" svg:width="8.94333in" svg:height="1.44965in" presentation:class="title" presentation:placeholder="false">
          <draw:text-box>
            <text:p text:style-name="a388" text:class-names="" text:cond-style-name=""><text:span text:style-name="a387" text:class-names="">Järjestelmä arkkitehtuuri: Tuotanto</text:span></text:p>
          </draw:text-box>
          <svg:title/>
          <svg:desc/>
        </draw:frame>
        <draw:frame draw:id="id76" draw:style-name="a390" draw:name="Picture 35" svg:x="10.57812in" svg:y="3.50492in" svg:width="1.31025in" svg:height="1.31025in" style:rel-width="scale" style:rel-height="scale">
          <draw:image xlink:href="media/image6.png" xlink:type="simple" xlink:show="embed" xlink:actuate="onLoad"/>
          <svg:title/>
          <svg:desc/>
        </draw:frame>
        <draw:frame draw:id="id77" draw:style-name="a391" draw:name="Picture 37" svg:x="0.15674in" svg:y="2.75266in" svg:width="1.15334in" svg:height="0.69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.8.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2.8.2019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.8.2019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2.8.2019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.8.2019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2.8.2019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2.8.2019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2.8.2019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.8.2019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2.8.2019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2.8.2019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2.8.2019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auli Isoaho</meta:initial-creator>
    <dc:creator>Pauli Isoaho</dc:creator>
    <meta:creation-date>2019-08-08T10:27:03Z</meta:creation-date>
    <dc:date>2019-08-12T10:06:35Z</dc:date>
    <meta:editing-cycles>3</meta:editing-cycles>
    <meta:editing-duration>PT1878S</meta:editing-duration>
    <meta:document-statistic meta:paragraph-count="6" meta:word-count="13"/>
  </office:meta>
</office:document-meta>
</file>